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nux Libertine O" svg:font-family="'Linux Libertine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Text_20_body">
      <style:paragraph-properties fo:text-align="justify" style:justify-single-word="false"/>
      <style:text-properties style:font-name="Linux Libertine O" fo:font-size="14pt" fo:font-weight="bold" style:font-size-asian="14pt" style:font-weight-asian="bold" style:font-size-complex="14pt" style:font-weight-complex="bold"/>
    </style:style>
    <style:style style:name="P3" style:family="paragraph" style:parent-style-name="Preformatted_20_Text">
      <style:paragraph-properties fo:text-align="justify" style:justify-single-word="false"/>
    </style:style>
    <style:style style:name="P4" style:family="paragraph" style:parent-style-name="Preformatted_20_Text">
      <style:paragraph-properties fo:text-align="justify" style:justify-single-word="false"/>
      <style:text-properties style:font-name="Linux Libertine O"/>
    </style:style>
    <style:style style:name="P5" style:family="paragraph" style:parent-style-name="Preformatted_20_Text">
      <style:paragraph-properties fo:text-align="justify" style:justify-single-word="false"/>
      <style:text-properties style:font-name="Linux Libertine O" fo:font-size="14pt" fo:font-weight="bold" style:font-size-asian="14pt" style:font-weight-asian="bold" style:font-size-complex="14pt" style:font-weight-complex="bold"/>
    </style:style>
    <style:style style:name="P6" style:family="paragraph" style:parent-style-name="Preformatted_20_Text">
      <style:paragraph-properties fo:text-align="center" style:justify-single-word="false"/>
      <style:text-properties style:font-name="Linux Libertine O" fo:font-size="14pt" fo:font-weight="bold" style:font-size-asian="14pt" style:font-weight-asian="bold" style:font-size-complex="14pt" style:font-weight-complex="bold"/>
    </style:style>
    <style:style style:name="P7" style:family="paragraph" style:parent-style-name="Preformatted_20_Text">
      <style:paragraph-properties fo:text-align="justify" style:justify-single-word="false"/>
      <style:text-properties style:font-name="Linux Libertine O" fo:font-size="14pt" style:text-underline-style="solid" style:text-underline-width="auto" style:text-underline-color="font-color" fo:font-weight="bold" style:font-size-asian="14pt" style:font-weight-asian="bold" style:font-size-complex="14pt" style:font-weight-complex="bold"/>
    </style:style>
    <style:style style:name="P8" style:family="paragraph" style:parent-style-name="Preformatted_20_Text">
      <style:paragraph-properties fo:text-align="justify" style:justify-single-word="false"/>
      <style:text-properties style:font-name="Linux Libertine O" style:text-underline-style="solid" style:text-underline-width="auto" style:text-underline-color="font-color"/>
    </style:style>
    <style:style style:name="P9" style:family="paragraph" style:parent-style-name="Preformatted_20_Text">
      <style:paragraph-properties fo:text-align="center" style:justify-single-word="false"/>
      <style:text-properties style:font-name="Linux Libertine O" fo:font-size="40pt" fo:font-weight="bold" style:font-size-asian="35pt" style:font-weight-asian="bold" style:font-size-complex="40pt" style:font-weight-complex="bold"/>
    </style:style>
    <style:style style:name="P10" style:family="paragraph" style:parent-style-name="Preformatted_20_Text">
      <style:paragraph-properties fo:text-align="justify" style:justify-single-word="false"/>
      <style:text-properties style:text-underline-style="solid" style:text-underline-width="auto" style:text-underline-color="font-color"/>
    </style:style>
    <style:style style:name="P11" style:family="paragraph" style:parent-style-name="Quotations">
      <style:paragraph-properties fo:text-align="justify" style:justify-single-word="false"/>
      <style:text-properties style:font-name="Linux Libertine O" fo:font-size="10pt" style:font-size-asian="10pt" style:font-size-complex="10pt"/>
    </style:style>
    <style:style style:name="P12" style:family="paragraph" style:parent-style-name="Preformatted_20_Text">
      <style:paragraph-properties fo:text-align="center" style:justify-single-word="false"/>
      <style:text-properties style:font-name="Linux Libertine O" fo:font-size="40pt" fo:font-weight="bold" style:font-size-asian="35pt" style:font-weight-asian="bold" style:font-size-complex="40pt" style:font-weight-complex="bold"/>
    </style:style>
    <style:style style:name="P13" style:family="paragraph" style:parent-style-name="Preformatted_20_Text">
      <style:paragraph-properties fo:text-align="justify" style:justify-single-word="false"/>
      <style:text-properties style:font-name="Linux Libertine O" fo:font-size="14pt" fo:font-weight="bold" style:font-size-asian="14pt" style:font-weight-asian="bold" style:font-size-complex="14pt" style:font-weight-complex="bold"/>
    </style:style>
    <style:style style:name="P14" style:family="paragraph" style:parent-style-name="Preformatted_20_Text">
      <style:paragraph-properties fo:text-align="justify" style:justify-single-word="false"/>
      <style:text-properties style:font-name="Linux Libertine O" fo:font-size="14pt" fo:font-weight="bold" style:font-size-asian="14pt" style:font-weight-asian="bold" style:font-size-complex="14pt" style:font-weight-complex="bold"/>
    </style:style>
    <style:style style:name="P15" style:family="paragraph" style:parent-style-name="Preformatted_20_Text">
      <style:paragraph-properties fo:text-align="justify" style:justify-single-word="false"/>
      <style:text-properties style:font-name="Linux Libertine O" fo:font-size="14pt" style:text-underline-style="solid" style:text-underline-width="auto" style:text-underline-color="font-color" fo:font-weight="bold" style:font-size-asian="14pt" style:font-weight-asian="bold" style:font-size-complex="14pt" style:font-weight-complex="bold"/>
    </style:style>
    <style:style style:name="P16" style:family="paragraph" style:parent-style-name="Preformatted_20_Text">
      <style:paragraph-properties fo:text-align="justify" style:justify-single-word="false"/>
      <style:text-properties style:font-name="Linux Libertine O"/>
    </style:style>
    <style:style style:name="P17" style:family="paragraph" style:parent-style-name="Preformatted_20_Text">
      <style:paragraph-properties fo:text-align="justify" style:justify-single-word="false"/>
      <style:text-properties style:font-name="Linux Libertine O"/>
    </style:style>
    <style:style style:name="P18" style:family="paragraph" style:parent-style-name="Preformatted_20_Text">
      <style:paragraph-properties fo:text-align="justify" style:justify-single-word="false"/>
      <style:text-properties style:font-name="Linux Libertine O" fo:font-size="10.5pt" fo:font-weight="normal" style:font-size-asian="9.14999961853027pt" style:font-weight-asian="normal" style:font-size-complex="10.5pt" style:font-weight-complex="normal"/>
    </style:style>
    <style:style style:name="P19" style:family="paragraph" style:parent-style-name="Preformatted_20_Text">
      <style:paragraph-properties fo:text-align="justify" style:justify-single-word="false"/>
      <style:text-properties style:font-name="Linux Libertine O" style:text-underline-style="solid" style:text-underline-width="auto" style:text-underline-color="font-color"/>
    </style:style>
    <style:style style:name="P20" style:family="paragraph" style:parent-style-name="Quotations" style:list-style-name="L1">
      <style:paragraph-properties fo:text-align="justify" style:justify-single-word="false"/>
      <style:text-properties style:font-name="Linux Libertine O" fo:font-size="10pt" style:font-size-asian="10pt" style:font-size-complex="10pt"/>
    </style:style>
    <style:style style:name="P21" style:family="paragraph" style:parent-style-name="Quotations" style:list-style-name="L1">
      <style:paragraph-properties fo:margin-top="0cm" fo:margin-bottom="0cm" fo:text-align="justify" style:justify-single-word="false"/>
      <style:text-properties style:font-name="Linux Libertine O" fo:font-size="10pt" style:font-size-asian="10pt" style:font-size-complex="10pt"/>
    </style:style>
    <style:style style:name="T1" style:family="text">
      <style:text-properties fo:font-size="7pt" style:font-size-asian="7pt" style:font-size-complex="7pt"/>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style:font-name="Linux Libertine O"/>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9"/>
      <text:p text:style-name="P9"/>
      <text:p text:style-name="P9">AGILE Y SCRUM</text:p>
      <text:p text:style-name="P5"/>
      <text:p text:style-name="P5"/>
      <text:p text:style-name="P6"/>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
      <text:p text:style-name="P5"/>
      <text:p text:style-name="P5"/>
      <text:p text:style-name="P5"/>
      <text:p text:style-name="P5"/>
      <text:p text:style-name="P5"/>
      <text:p text:style-name="P5"/>
      <text:p text:style-name="P5"/>
      <text:p text:style-name="P5"/>
      <text:p text:style-name="P5"><text:soft-page-break/>ÍNDICE</text:p>
      <text:p text:style-name="P5"/>
      <text:p text:style-name="P18">1.- Agile.</text:p>
      <text:p text:style-name="P18">2.- Scrum.</text:p>
      <text:p text:style-name="P18">3.- Conclusione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
      <text:p text:style-name="P5"/>
      <text:p text:style-name="P5"/>
      <text:p text:style-name="P5"/>
      <text:p text:style-name="P5"><text:soft-page-break/>1.-Aguile</text:p>
      <text:p text:style-name="P4"/>
      <text:p text:style-name="P4">La metodología de este tipo surgió a raíz de una reunión en 2001 en Utah, de 17 desarrolladores que criticaban los problemas de los modelos de procesos (como el de cascada, por ejemplo). Estos desarrolladores buscaban una nueva metodología de traba y la encontraron en la metodología agile, o ágil en nuestro idioma.</text:p>
      <text:p text:style-name="P4"/>
      <text:p text:style-name="P4">Esta metodología consiste en dividir el proceso el proceso en porciones mas pequeñas para desarrollarlas en menos tiempo y al ser mas pequeñas, dan lugar a que puedan haber menos problemas. Uno de las características de este modelo es la de emplear equipos multidisciplinares que trabajen juntos.</text:p>
      <text:p text:style-name="P8"/>
      <text:p text:style-name="P4">Como resultado de la reunión se escribió el manifiesto ágil, o agil manifest, en el cuál se recogen todas las indicaciones y formas de trabajar de esta metodología. Dicho manifiesto, entre otras cosas, propone:</text:p>
      <text:p text:style-name="P4"/>
      <text:p text:style-name="P11">Estamos descubriendo formas mejores de desarrollar software tanto por nuestra propia experiencia como ayudando a terceros. A través de este trabajo hemos aprendido a valorar: </text:p>
      <text:list xml:id="list2136690270" text:style-name="L1">
        <text:list-item>
          <text:p text:style-name="P21"><text:span text:style-name="T2">Individuos e interacciones</text:span> sobre procesos y herramientas </text:p>
        </text:list-item>
        <text:list-item>
          <text:p text:style-name="P21"><text:span text:style-name="T2">Software funcionando</text:span> sobre documentación extensiva </text:p>
        </text:list-item>
        <text:list-item>
          <text:p text:style-name="P21"><text:span text:style-name="T2">Colaboración con el cliente</text:span> sobre negociación contractual </text:p>
        </text:list-item>
        <text:list-item>
          <text:p text:style-name="P20"><text:span text:style-name="T2">Respuesta ante el cambio</text:span> sobre seguir un plan</text:p>
        </text:list-item>
      </text:list>
      <text:p text:style-name="P11">Esto es, aunque valoramos los elementos de la derecha, valoramos más los de la izquierda.</text:p>
      <text:p text:style-name="P2">2.-Scrum</text:p>
      <text:p text:style-name="P4">Scrum es una metodología ágil. Su objetivo es controlar y planificar proyectos con un gran volumen de cambios a ultima hora. Este proceso consiste en un desarrollo incremental basado en sprints. Un sprint es periodo de tiempo ,generalmente entre una y cuatro semanas. Al final de un sprint (o iteración) el trabajo de ese periodo es revisado. En función de esto se priorizan y planifica el de serrallo para el siguiente sprint. Los equipos de trabajo suelen ser auto-organizados.</text:p>
      <text:p text:style-name="P3"/>
      <text:p text:style-name="P10"><text:span text:style-name="T4">Ciclo de vida</text:span></text:p>
      <text:p text:style-name="P4"><text:tab/>1 ¿Qué y quién? Debemos saber lo que queremos conseguir al finalizar el sprint y los roles de cada equipo.</text:p>
      <text:p text:style-name="P4"><text:tab/>2 ¿Dónde y cuándo? Pazo de entrega y contenido del sprint.</text:p>
      <text:p text:style-name="P4"><text:tab/>3 ¿Por qué y cómo? Herramientas para aplicar esta metodología ágil.</text:p>
      <text:p text:style-name="P4"/>
      <text:p text:style-name="P4">Si al final del sprint no esta terminado el proyecto, se revisa y se empieza otro sprint o iteración.</text:p>
      <text:p text:style-name="P4"/>
      <text:p text:style-name="P8">Etapas</text:p>
      <text:p text:style-name="P4"><text:tab/><text:span text:style-name="T3">1 Reunión:</text:span>Se evaluá el tiempo y el objetivo del sprint.</text:p>
      <text:p text:style-name="P4"><text:tab/><text:span text:style-name="T3">2 Scrum diario: </text:span>poner en común y sincronizar actividades para planificar el día.</text:p>
      <text:p text:style-name="P4"><text:tab/><text:span text:style-name="T3">3 Desarrollo: </text:span>se cumplen los objetivos del sprint y debería haber un buen feedback con nuestro cliente.</text:p>
      <text:p text:style-name="P4"><text:tab/>4<text:span text:style-name="T3"> Revisión</text:span>: se revisa el sprint con el jefe del proyecto. Cambien se van definiendo los cambios y modificaciones para el siguiente sprint.</text:p>
      <text:p text:style-name="P4"><text:tab/>5 Retrospectiva del proyecto: oportunidad para que el equipo mejore el proceso de trabajo y aplicar los cambios al siguiente scrum.</text:p>
      <text:p text:style-name="P8"/>
      <text:p text:style-name="P8">Roles</text:p>
      <text:p text:style-name="P4"><text:tab/><text:span text:style-name="T3">Project Owner</text:span>: se asegura de el proyecto tenga una buena estrategia de negocio</text:p>
      <text:p text:style-name="P4"><text:tab/><text:span text:style-name="T3">Master scrum</text:span>: o facilitador. Elimina los obstáculos que evitan que el proyecto se lleve a cabo</text:p>
      <text:p text:style-name="P4"><text:tab/><text:span text:style-name="T3">Developer member team</text:span>: equipo desarrollador del producto</text:p>
      <text:p text:style-name="P4"/>
      <text:p text:style-name="P4"/>
      <text:p text:style-name="P5">3.-Conclusiones</text:p>
      <text:p text:style-name="P4"/>
      <text:p text:style-name="P4">A mi punto de ver hay una conclusión muy clara. Es cierto que la metodología ágil permite el desarrollo de software de mejor calidad y con la metodología scrum se podría conseguir tener menos fallos durante la fase de desarrollo. Podemos pensar que estas metodologías surgieron de una forma muy bonita, creadas por un grupo de personas que simplemente quieren hacer las cosas mejor que los demás. Quizá fue inventada por esa razón pero estoy seguro al <text:soft-page-break/>cien por cien de que el objetivo de la mayoria de empresas, al aplicar esta metodología no es otra que tener beneficios económicos. Se hace que el tiempo del trabajador se vuelva mas productivo, es decir, el empresario gana mas dinero con él, a cambio de una subida de sueldo inexisten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nux Libertine O" svg:font-family="'Linux Libertine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Unifont"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font-name-asian="Unifon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fo:text-indent="0cm" style:auto-text-indent="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T1" style:family="text">
      <style:text-properties fo:font-size="7pt" style:font-size-asian="7pt" style:font-size-complex="7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s text:c="80"/><text:span text:style-name="MT1">BERNARDO MORÁN FERNÁNDEZ TRIGALES</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0-02T20:01:01.351151881</dc:date>
    <meta:editing-duration>PT18M13S</meta:editing-duration>
    <meta:editing-cycles>2</meta:editing-cycles>
    <meta:generator>LibreOffice/6.0.7.3$Linux_X86_64 LibreOffice_project/00m0$Build-3</meta:generator>
    <meta:document-statistic meta:table-count="0" meta:image-count="0" meta:object-count="0" meta:page-count="4" meta:paragraph-count="35" meta:word-count="615" meta:character-count="3823" meta:non-whitespace-character-count="3152"/>
  </office:meta>
</office:document-meta>
</file>